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{object_date_delivery_planed}</text:span></text:p>
      <text:p text:style-name="P9"/>
      <text:p text:style-name="P10">RECIBI CONFORME</text:p>
      <text:p text:style-name="P9"/>
      <text:p text:style-name="P11">CLIENTE: {company_name}</text:p>
      <text:p text:style-name="P12">CANT. TOTAL DE CAJAS: {object_options_tot_cajas}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{object_options_linea_gen_1}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{object_options_can_av_prov1}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{object_options_linea_gen_2}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{object_options_can_av_prov2}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{object_options_linea_gen_3}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{object_options_can_av_prov3}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{object_options_linea_gen_4}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{object_options_can_av_prov4}</text:p>
          </table:table-cell>
        </table:table-row>
      </table:table>
      <text:p text:style-name="P8"/>
      <text:p text:style-name="P7"><text:span text:style-name="T1">Entrega: </text:span><text:span text:style-name="T7">{object_options_noombre_trans}</text:span></text:p>
      <text:p text:style-name="P5"><text:span text:style-name="T1">Destino: </text:span><text:span text:style-name="T3">{object_options_dest}</text:span></text:p>
      <text:p text:style-name="P5"/>
      <text:p text:style-name="P5">Recojo: <text:span text:style-name="T3">{object_options_consig1}</text:span></text:p>
      <text:p text:style-name="P5">Recojo: <text:span text:style-name="T3">{object_options_consig2}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19T17:09:38.4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